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LocaleResolverTests.setLocaleContext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okieLocaleResolverTests.cust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okieLocaleResolverTests.customDefaultTimeZone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okieLocaleResolverTests.setAndResolveLoca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okieLocaleResolverTests.setAndResolveLocaleWithCountryAsLegacyJav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okieLocaleResolverTests.customDefaultLocale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okieLocaleResolverTests.resolveLocaleContextWithInvalid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LocaleResolverTests.resolveLocaleContextWithInvalidLocaleOnError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okieLocaleResolverTests.setLocaleToNull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okieLocaleResolverTests.resolveLocaleContextWith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okieLocaleResolverTests.resolveLocaleWithoutCookieAnd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LocaleResolverTests.resolveLocaleContextWithInvalidTimeZoneOnError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okieLocaleResolverTests.resolveLocaleWithCookieWithou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okieLocaleResolverTests.resolveLocaleContextWithCookieWithou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okieLocaleResolverTests.resolveLocaleWithout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okieLocaleResolverTests.setAndResolveLocaleWith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okieLocaleResolverTests.resolveLoca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okieLocaleResolverTests.resolveLocaleContextWithInvalid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LocaleResolverTests.resolveLocaleContextWithoutCookieAnd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okieLocaleResolverTests.setLocaleContextToNull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okieLocaleResolverTests.resolveLocaleContextWithout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okieLocaleResolverTests.setAndResolve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okieLocaleResolverTests.setAndResolveLocaleContextWith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okieLocaleResolverTests.setLocale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okieLocaleResolverTests.setAndResolveLocaleContextWithTimeZon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okieLocaleResolverTests.resolve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